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Condensed" fo:font-size="14pt" officeooo:rsid="0018645c" officeooo:paragraph-rsid="0018645c" style:font-size-asian="14pt" style:font-size-complex="14pt"/>
    </style:style>
    <style:style style:name="P2" style:family="paragraph" style:parent-style-name="Standard">
      <style:text-properties style:font-name="DejaVu Sans Condensed" fo:font-size="14pt" officeooo:rsid="0018645c" officeooo:paragraph-rsid="0018645c" style:font-size-asian="14pt" style:font-size-complex="14pt"/>
    </style:style>
    <style:style style:name="P3" style:family="paragraph" style:parent-style-name="Standard">
      <style:text-properties style:font-name="DejaVu Sans Condensed" fo:font-size="14pt" officeooo:rsid="001d91e8" officeooo:paragraph-rsid="001d91e8" style:font-size-asian="14pt" style:font-size-complex="14pt"/>
    </style:style>
    <style:style style:name="P4" style:family="paragraph" style:parent-style-name="Standard">
      <style:text-properties style:font-name="DejaVu Sans Condensed" fo:font-size="14pt" officeooo:rsid="00200baa" officeooo:paragraph-rsid="00200baa" style:font-size-asian="14pt" style:font-size-complex="14pt"/>
    </style:style>
    <style:style style:name="T1" style:family="text">
      <style:text-properties officeooo:rsid="001922c0"/>
    </style:style>
    <style:style style:name="T2" style:family="text">
      <style:text-properties officeooo:rsid="001e8940"/>
    </style:style>
    <style:style style:name="T3" style:family="text">
      <style:text-properties officeooo:rsid="00200ba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Muse<text:span text:style-name="T3">u</text:span>m of Natural History, Lille.mp4</text:p>
      <text:p text:style-name="P1"/>
      <text:p text:style-name="P1">So, lets start <text:span text:style-name="T1">with a bit of history. This is a project called 'Table Atomineral Touch', which was installed at the Museum <text:s/>of Natural History in Lille, France in 2011. <text:s/>This project is part PyMT, part Kivy.</text:span></text:p>
      <text:p text:style-name="P1"/>
      <text:p text:style-name="P3">To explain that, we need a bit of background. In the beginning there was PyMT, and it was good. It was multi-touch, pretty, and Pythonic. But it was sub-optimal. The developers saw there was a better way to do things, but <text:span text:style-name="T2">that </text:span>it would mean breaking compatibility.</text:p>
      <text:p text:style-name="P3"/>
      <text:p text:style-name="P3">Thus came Kivy. All the experience gained from PyMT was rolled into Kivy <text:span text:style-name="T2">and used to design a next-generation framework</text:span>. In addition, the hardware requirements we <text:span text:style-name="T3">fixed at </text:span>OpenGL ES 2, so mobile devices could be easily accommodated. </text:p>
      <text:p text:style-name="P3"/>
      <text:p text:style-name="P3">This helps to explain my Kivy is both fresh and exciting, yet mature and stable. It inherits a rich legacy of multi-touch and large-scale learning, yet has mobile and lightweight processors squarely in it's aim. <text:span text:style-name="T3">It the best of both worlds: scalable and portable, fast and efficient.</text:span></text:p>
      <text:p text:style-name="P3"/>
      <text:p text:style-name="P4">Okay, so this last statement deserves a cravat. Kivy widgets are designed for interaction, but become inefficient when used in bulk or as sprites. If you want to use lots of sprites and have gaming in mind, look at Kivent: a high-performance gaming engine built using Kiv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0:23:23.736356647</meta:creation-date>
    <meta:editing-duration>PT15M13S</meta:editing-duration>
    <meta:editing-cycles>4</meta:editing-cycles>
    <meta:generator>LibreOffice/5.0.1.2$Linux_X86_64 LibreOffice_project/81898c9f5c0d43f3473ba111d7b351050be20261</meta:generator>
    <dc:date>2015-09-24T10:54:33.177672062</dc:date>
    <meta:document-statistic meta:table-count="0" meta:image-count="0" meta:object-count="0" meta:page-count="1" meta:paragraph-count="6" meta:word-count="222" meta:character-count="1298" meta:non-whitespace-character-count="1079"/>
  </office:meta>
</office:document-meta>
</file>